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1" svg:font-family="Arial1"/>
    <style:font-face style:name="Times New Roman1" svg:font-family="'Times New Roman'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3cm"/>
    </style:style>
    <style:style style:name="co2" style:family="table-column">
      <style:table-column-properties fo:break-before="auto" style:column-width="6.269cm"/>
    </style:style>
    <style:style style:name="co3" style:family="table-column">
      <style:table-column-properties fo:break-before="auto" style:column-width="5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406cm"/>
    </style:style>
    <style:style style:name="co6" style:family="table-column">
      <style:table-column-properties fo:break-before="auto" style:column-width="3.24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/>
    </style:style>
    <style:style style:name="ce2" style:family="table-cell" style:parent-style-name="Normal_5f_">
      <style:table-cell-properties fo:background-color="#c0c0c0" style:vertical-align="bottom"/>
    </style:style>
    <style:style style:name="ce3" style:family="table-cell" style:parent-style-name="Normal_5f_">
      <style:table-cell-properties fo:background-color="#c0c0c0"/>
      <style:text-properties style:font-name="돋움" style:font-name-asian="돋움" style:font-name-complex="Arial2"/>
    </style:style>
    <style:style style:name="ce4" style:family="table-cell" style:parent-style-name="Normal_5f_">
      <style:table-cell-properties fo:background-color="#c0c0c0" style:vertical-align="bottom"/>
      <style:text-properties style:font-name="돋움" style:font-name-asian="돋움" style:font-name-complex="Arial2"/>
    </style:style>
    <style:style style:name="ce5" style:family="table-cell" style:parent-style-name="Normal_5f_">
      <style:table-cell-properties style:vertical-align="top"/>
    </style:style>
    <style:style style:name="ce6" style:family="table-cell" style:parent-style-name="Default" style:data-style-name="N100">
      <style:table-cell-properties fo:background-color="#c0c0c0" fo:wrap-option="no-wrap"/>
      <style:text-properties style:font-name="돋움1" fo:font-size="10pt" style:font-name-asian="돋움1" style:font-size-asian="10pt" style:font-size-complex="10pt"/>
    </style:style>
    <style:style style:name="ce7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" style:family="table-cell" style:parent-style-name="Normal_5f__20_75" style:data-style-name="N10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" style:family="table-cell" style:parent-style-name="Normal_5f__20_70_20_4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" style:family="table-cell" style:parent-style-name="Normal_5f__20_70_20_4">
      <style:table-cell-properties fo:wrap-option="wrap"/>
      <style:text-properties fo:font-size="11pt" fo:language="en" fo:country="GB" style:text-underline-mode="continuous" style:text-line-through-mode="continuous" style:font-size-asian="11pt" style:language-asian="en" style:country-asian="US" style:font-size-complex="11pt" style:language-complex="en" style:country-complex="US" style:text-emphasize="none" style:font-relief="none"/>
    </style:style>
  </office:automatic-styles>
  <office:body>
    <office:spreadsheet>
      <table:table table:name="NP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::Id::</text:p>
          </table:table-cell>
          <table:table-cell table:style-name="ce1" office:value-type="string">
            <text:p>::en::</text:p>
          </table:table-cell>
          <table:table-cell table:style-name="ce6" office:value-type="string">
            <text:p>::KR::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>
            <text:p>NAME_SLIME1</text:p>
          </table:table-cell>
          <table:table-cell table:number-columns-repeated="2" table:style-name="ce5" office:value-type="string">
            <text:p>젤리푸</text:p>
          </table:table-cell>
        </table:table-row>
        <table:table-row table:style-name="ro2">
          <table:table-cell table:style-name="ce3" office:value-type="string">
            <text:p>NAME_SLIME2</text:p>
          </table:table-cell>
          <table:table-cell table:number-columns-repeated="2" table:style-name="Normal_5f_" office:value-type="string">
            <text:p>젤리포우</text:p>
          </table:table-cell>
        </table:table-row>
        <table:table-row table:style-name="ro1">
          <table:table-cell table:style-name="ce4" office:value-type="string">
            <text:p>NAME_SLIME3</text:p>
          </table:table-cell>
          <table:table-cell table:number-columns-repeated="2" table:style-name="ce5" office:value-type="string">
            <text:p>젤리킹</text:p>
          </table:table-cell>
        </table:table-row>
        <table:table-row table:style-name="ro1">
          <table:table-cell table:style-name="ce2" office:value-type="string">
            <text:p>NAME_GOLEM1</text:p>
          </table:table-cell>
          <table:table-cell table:number-columns-repeated="2" table:style-name="ce5" office:value-type="string">
            <text:p>골렘</text:p>
          </table:table-cell>
        </table:table-row>
        <table:table-row table:style-name="ro1">
          <table:table-cell table:style-name="ce2" office:value-type="string">
            <text:p>NAME_GOLEM2</text:p>
          </table:table-cell>
          <table:table-cell table:number-columns-repeated="2" office:value-type="string">
            <text:p>락골렘</text:p>
          </table:table-cell>
        </table:table-row>
        <table:table-row table:style-name="ro2">
          <table:table-cell table:style-name="ce2" office:value-type="string">
            <text:p>NAME_GOLEM3</text:p>
          </table:table-cell>
          <table:table-cell table:number-columns-repeated="2" office:value-type="string">
            <text:p>헬골렘</text:p>
          </table:table-cell>
        </table:table-row>
        <table:table-row table:style-name="ro1">
          <table:table-cell table:style-name="ce2" office:value-type="string">
            <text:p>NAME_THUNDERBIRD1</text:p>
          </table:table-cell>
          <table:table-cell table:number-columns-repeated="2" office:value-type="string">
            <text:p>뇌조</text:p>
          </table:table-cell>
        </table:table-row>
        <table:table-row table:style-name="ro1">
          <table:table-cell table:style-name="ce2" office:value-type="string">
            <text:p>NAME_THUNDERBIRD2</text:p>
          </table:table-cell>
          <table:table-cell table:number-columns-repeated="2" office:value-type="string">
            <text:p>풍조</text:p>
          </table:table-cell>
        </table:table-row>
        <table:table-row table:style-name="ro1">
          <table:table-cell table:style-name="ce2" office:value-type="string">
            <text:p>NAME_THUNDERBIRD3</text:p>
          </table:table-cell>
          <table:table-cell table:number-columns-repeated="2" office:value-type="string">
            <text:p>불사조</text:p>
          </table:table-cell>
        </table:table-row>
        <table:table-row table:style-name="ro1">
          <table:table-cell table:style-name="ce2" office:value-type="string">
            <text:p>NAME_COBOLT1</text:p>
          </table:table-cell>
          <table:table-cell table:number-columns-repeated="2" office:value-type="string">
            <text:p>코볼드</text:p>
          </table:table-cell>
        </table:table-row>
        <table:table-row table:style-name="ro2">
          <table:table-cell table:style-name="ce2" office:value-type="string">
            <text:p>NAME_COBOLT2</text:p>
          </table:table-cell>
          <table:table-cell table:number-columns-repeated="2" office:value-type="string">
            <text:p>홉고블린</text:p>
          </table:table-cell>
        </table:table-row>
        <table:table-row table:style-name="ro2">
          <table:table-cell table:style-name="ce2" office:value-type="string">
            <text:p>NAME_COBOLT3</text:p>
          </table:table-cell>
          <table:table-cell table:number-columns-repeated="2" office:value-type="string">
            <text:p>코볼드킹</text:p>
          </table:table-cell>
        </table:table-row>
        <table:table-row table:style-name="ro2">
          <table:table-cell table:style-name="ce2" office:value-type="string">
            <text:p>NAME_RAPTER1</text:p>
          </table:table-cell>
          <table:table-cell table:number-columns-repeated="2" office:value-type="string">
            <text:p>랩터</text:p>
          </table:table-cell>
        </table:table-row>
        <table:table-row table:style-name="ro2">
          <table:table-cell table:style-name="ce2" office:value-type="string">
            <text:p>NAME_RAPTER2</text:p>
          </table:table-cell>
          <table:table-cell table:number-columns-repeated="2" office:value-type="string">
            <text:p>톱니랩터</text:p>
          </table:table-cell>
        </table:table-row>
        <table:table-row table:style-name="ro2">
          <table:table-cell table:style-name="ce2" office:value-type="string">
            <text:p>NAME_RAPTER3</text:p>
          </table:table-cell>
          <table:table-cell table:number-columns-repeated="2" office:value-type="string">
            <text:p>칼발랩터</text:p>
          </table:table-cell>
        </table:table-row>
        <table:table-row table:style-name="ro2">
          <table:table-cell table:style-name="ce2" office:value-type="string">
            <text:p>NAME_WATER_ELE1</text:p>
          </table:table-cell>
          <table:table-cell table:number-columns-repeated="2" office:value-type="string">
            <text:p>물정령</text:p>
          </table:table-cell>
        </table:table-row>
        <table:table-row table:style-name="ro2">
          <table:table-cell table:style-name="ce2" office:value-type="string">
            <text:p>NAME_WATER_ELE2</text:p>
          </table:table-cell>
          <table:table-cell table:number-columns-repeated="2" office:value-type="string">
            <text:p>운디네</text:p>
          </table:table-cell>
        </table:table-row>
        <table:table-row table:style-name="ro2">
          <table:table-cell table:style-name="ce2" office:value-type="string">
            <text:p>NAME_WATER_ELE3</text:p>
          </table:table-cell>
          <table:table-cell table:number-columns-repeated="2" office:value-type="string">
            <text:p>워터팬텀</text:p>
          </table:table-cell>
        </table:table-row>
        <table:table-row table:style-name="ro2" table:number-rows-repeated="6551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cene_0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53" table:default-cell-style-name="Default"/>
        <table:table-row table:style-name="ro3">
          <table:table-cell table:style-name="ce7" office:value-type="string">
            <text:p>::Id::</text:p>
          </table:table-cell>
          <table:table-cell table:style-name="ce7" office:value-type="string">
            <text:p>::en::</text:p>
          </table:table-cell>
          <table:table-cell table:style-name="ce7" office:value-type="string">
            <text:p>::KR::</text:p>
          </table:table-cell>
          <table:table-cell table:number-columns-repeated="253"/>
        </table:table-row>
        <table:table-row table:style-name="ro2">
          <table:table-cell table:style-name="ce7"/>
          <table:table-cell table:style-name="ce9"/>
          <table:table-cell table:style-name="ce7"/>
          <table:table-cell table:number-columns-repeated="253"/>
        </table:table-row>
        <table:table-row table:style-name="ro3">
          <table:table-cell table:style-name="ce8" office:value-type="string">
            <text:p>Head_0</text:p>
          </table:table-cell>
          <table:table-cell table:style-name="ce10"/>
          <table:table-cell table:style-name="ce10" office:value-type="string">
            <text:p>01+00+00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TalkText_0</text:p>
          </table:table-cell>
          <table:table-cell table:style-name="ce11"/>
          <table:table-cell office:value-type="string">
            <text:p>양봉순: 잘 지내지?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Head_1</text:p>
          </table:table-cell>
          <table:table-cell/>
          <table:table-cell table:style-name="ce10" office:value-type="string">
            <text:p>02+00+00</text:p>
          </table:table-cell>
          <table:table-cell table:number-columns-repeated="253"/>
        </table:table-row>
        <table:table-row table:style-name="ro4">
          <table:table-cell table:style-name="ce8" office:value-type="string">
            <text:p>TalkText_1</text:p>
          </table:table-cell>
          <table:table-cell/>
          <table:table-cell office:value-type="string">
            <text:p>천지애: 그럼,| 아주 잘지내고 있지.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Head_2</text:p>
          </table:table-cell>
          <table:table-cell/>
          <table:table-cell table:style-name="ce10" office:value-type="string">
            <text:p>01+00+00</text:p>
          </table:table-cell>
          <table:table-cell table:number-columns-repeated="253"/>
        </table:table-row>
        <table:table-row table:style-name="ro4">
          <table:table-cell table:style-name="ce8" office:value-type="string">
            <text:p>TalkText_2</text:p>
          </table:table-cell>
          <table:table-cell/>
          <table:table-cell office:value-type="string">
            <text:p>양봉순: 그래 다행이다.| 마음은 더 편할거야.| 몸에 안맞는 과분한 옷을 입고 있을때 보단.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Head_3</text:p>
          </table:table-cell>
          <table:table-cell/>
          <table:table-cell table:style-name="ce10" office:value-type="string">
            <text:p>02+00+00</text:p>
          </table:table-cell>
          <table:table-cell table:number-columns-repeated="253"/>
        </table:table-row>
        <table:table-row table:style-name="ro4">
          <table:table-cell table:style-name="ce8" office:value-type="string">
            <text:p>TalkText_3</text:p>
          </table:table-cell>
          <table:table-cell/>
          <table:table-cell office:value-type="string">
            <text:p>천지애: 니가 모르나 본데,| <text:s/>난 워낙 옷빨이 죽여서 어떤 옷을 입어도 소화가 잘되거든? 별걱정을 다한다 진짜.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Head_4</text:p>
          </table:table-cell>
          <table:table-cell/>
          <table:table-cell table:style-name="ce10" office:value-type="string">
            <text:p>01+00+00</text:p>
          </table:table-cell>
          <table:table-cell table:number-columns-repeated="253"/>
        </table:table-row>
        <table:table-row table:style-name="ro4">
          <table:table-cell table:style-name="ce8" office:value-type="string">
            <text:p>TalkText_4</text:p>
          </table:table-cell>
          <table:table-cell/>
          <table:table-cell office:value-type="string">
            <text:p>양봉순: 너 왜 남의 남자앞에서 얼쩡대는데? 뭐 얻어갈게 있다고.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Head_5</text:p>
          </table:table-cell>
          <table:table-cell/>
          <table:table-cell table:style-name="ce10" office:value-type="string">
            <text:p>02+00+00</text:p>
          </table:table-cell>
          <table:table-cell table:number-columns-repeated="253"/>
        </table:table-row>
        <table:table-row table:style-name="ro4">
          <table:table-cell table:style-name="ce8" office:value-type="string">
            <text:p>TalkText_5</text:p>
          </table:table-cell>
          <table:table-cell/>
          <table:table-cell office:value-type="string">
            <text:p>천지애: 뭐?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Head_6</text:p>
          </table:table-cell>
          <table:table-cell/>
          <table:table-cell table:style-name="ce10" office:value-type="string">
            <text:p>01+00+00</text:p>
          </table:table-cell>
          <table:table-cell table:number-columns-repeated="253"/>
        </table:table-row>
        <table:table-row table:style-name="ro4">
          <table:table-cell table:style-name="ce8" office:value-type="string">
            <text:p>TalkText_6</text:p>
          </table:table-cell>
          <table:table-cell/>
          <table:table-cell office:value-type="string">
            <text:p>양봉순: 물론,| 크게 신경쓰이는건 아니야.| 상대도 상대나름이니까.| 그냥 너의 그런 몸부림이 안쓰러워서 친구로써 충고하는거야.| 더이상 추한꼴 보이지 말고 우리앞에서 깔끔하게 사라져줘.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Head_7</text:p>
          </table:table-cell>
          <table:table-cell/>
          <table:table-cell table:style-name="ce10" office:value-type="string">
            <text:p>02+00+00</text:p>
          </table:table-cell>
          <table:table-cell table:number-columns-repeated="253"/>
        </table:table-row>
        <table:table-row table:style-name="ro4">
          <table:table-cell table:style-name="ce8" office:value-type="string">
            <text:p>TalkText_7</text:p>
          </table:table-cell>
          <table:table-cell/>
          <table:table-cell office:value-type="string">
            <text:p>천지애: 그래.| 나 몸부림 치는거 맞아.| 근데 난 내 남편을 어떻게든 지켜주고 싶어서 몸부림치는거거든?그치만 넌 네 남편을 잃어버릴까봐 무서워서 몸부림치는걸로 보인다? 그게 더 불쌍한거란거 너도 잘 알지?너무 겁먹지 말고 지금 너 스스로에게 자신을 가져봐.|뭐가 그렇게 두렵니? 너도 뭐 이 정도면 많이 괜찮아졌어.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Head_8</text:p>
          </table:table-cell>
          <table:table-cell/>
          <table:table-cell table:style-name="ce10" office:value-type="string">
            <text:p>03+00+00</text:p>
          </table:table-cell>
          <table:table-cell table:number-columns-repeated="253"/>
        </table:table-row>
        <table:table-row table:style-name="ro3">
          <table:table-cell table:style-name="ce8" office:value-type="string">
            <text:p>TalkText_8</text:p>
          </table:table-cell>
          <table:table-cell/>
          <table:table-cell office:value-type="string">
            <text:p>이상 텍스트 테스트였습니다.</text:p>
          </table:table-cell>
          <table:table-cell table:number-columns-repeated="253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expression table:name="Excel_BuiltIn__FilterDatabase_1" table:base-cell-address="$NPC.$A$1" table:expression="$#REF!.$A$3:$K$27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1" svg:font-family="Arial1"/>
    <style:font-face style:name="Times New Roman1" svg:font-family="'Times New Roman'"/>
    <style:font-face style:name="Arial3" svg:font-family="Arial" style:font-family-generic="modern"/>
    <style:font-face style:name="Arial1" svg:font-family="Arial1" style:font-family-generic="modern"/>
    <style:font-face style:name="굴림" svg:font-family="굴림" style:font-family-generic="modern"/>
    <style:font-face style:name="굴림체" svg:font-family="굴림체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Arial2" svg:font-family="Arial" style:font-family-generic="swiss"/>
    <style:font-face style:name="Arial12" svg:font-family="Arial1" style:font-family-generic="swiss"/>
    <style:font-face style:name="Arial111" svg:font-family="Arial111" style:font-family-generic="swiss"/>
    <style:font-face style:name="돋움1" svg:font-family="돋움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 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 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time-style style:name="N171">
      <number:minutes number:style="long"/>
      <number:text>:</number:text>
      <number:seconds number:style="long"/>
    </number:tim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minutes number:style="long"/>
      <number:text>:</number:text>
      <number:seconds number:style="long" number:decimal-places="1"/>
    </number:time-style>
    <number:number-style style:name="N174">
      <number:scientific-number number:decimal-places="1" number:min-integer-digits="3" number:min-exponent-digits="1"/>
    </number:number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4P0" style:volatile="true">
      <number:text> $</number:text>
      <number:number number:decimal-places="0" number:min-integer-digits="1" number:grouping="true"/>
      <number:text> </number:text>
    </number:number-style>
    <number:number-style style:name="N184P1" style:volatile="true">
      <number:text>-$</number:text>
      <number:number number:decimal-places="0" number:min-integer-digits="1" number:grouping="true"/>
      <number:text> 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P1" style:volatile="true">
      <number:text>-</number:text>
      <number:number number:decimal-places="0" number:min-integer-digits="1" number:grouping="true"/>
      <number:text> </number:text>
    </number:number-style>
    <number:number-style style:name="N188P2" style:volatile="true">
      <number:text> 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number number:decimal-places="2" number:min-integer-digits="1" number:grouping="true"/>
      <number:text> </number:text>
    </number:number-style>
    <number:number-style style:name="N192P1" style:volatile="true">
      <number:text>-$</number:text>
      <number:number number:decimal-places="2" number:min-integer-digits="1" number:grouping="true"/>
      <number:text> </number:text>
    </number:number-style>
    <number:number-style style:name="N192P2" style:volatile="true">
      <number:text> $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-</number:text>
      <number:number number:decimal-places="2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￥</number:text>
      <number:number number:decimal-places="0" number:min-integer-digits="1" number:grouping="true"/>
    </number:number-style>
    <number:number-style style:name="N198">
      <number:text>￥-</number:text>
      <number:number number:decimal-places="0" number:min-integer-digits="1" number:grouping="true"/>
      <style:map style:condition="value()&gt;=0" style:apply-style-name="N198P0"/>
    </number:number-style>
    <number:number-style style:name="N199P0" style:volatile="true">
      <number:text>￥</number:text>
      <number:number number:decimal-places="0" number:min-integer-digits="1" number:grouping="true"/>
    </number:number-style>
    <number:number-style style:name="N199">
      <style:text-properties fo:color="#ff0000"/>
      <number:text>￥-</number:text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￥</number:text>
      <number:number number:decimal-places="2" number:min-integer-digits="1" number:grouping="true"/>
    </number:number-style>
    <number:number-style style:name="N201">
      <number:text>￥-</number:text>
      <number:number number:decimal-places="2" number:min-integer-digits="1" number:grouping="true"/>
      <style:map style:condition="value()&gt;=0" style:apply-style-name="N201P0"/>
    </number:number-style>
    <number:number-style style:name="N202P0" style:volatile="true">
      <number:text>￥</number:text>
      <number:number number:decimal-places="2" number:min-integer-digits="1" number:grouping="true"/>
    </number:number-style>
    <number:number-style style:name="N202">
      <style:text-properties fo:color="#ff0000"/>
      <number:text>￥-</number:text>
      <number:number number:decimal-places="2" number:min-integer-digits="1" number:grouping="true"/>
      <style:map style:condition="value()&gt;=0" style:apply-style-name="N202P0"/>
    </number:number-style>
    <number:number-style style:name="N206P0" style:volatile="true">
      <number:text> ￥</number:text>
      <number:number number:decimal-places="0" number:min-integer-digits="1" number:grouping="true"/>
      <number:text> </number:text>
    </number:number-style>
    <number:number-style style:name="N206P1" style:volatile="true">
      <number:text> ￥-</number:text>
      <number:number number:decimal-places="0" number:min-integer-digits="1" number:grouping="true"/>
      <number:text> </number:text>
    </number:number-style>
    <number:number-style style:name="N206P2" style:volatile="true">
      <number:text> ￥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integer-digits="1" number:grouping="true"/>
      <number:text> </number:text>
    </number:number-style>
    <number:number-style style:name="N208P1" style:volatile="true">
      <number:text> -</number:text>
      <number:number number: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￥</number:text>
      <number:number number:decimal-places="2" number:min-integer-digits="1" number:grouping="true"/>
      <number:text> </number:text>
    </number:number-style>
    <number:number-style style:name="N212P1" style:volatile="true">
      <number:text> ￥-</number:text>
      <number:number number:decimal-places="2" number:min-integer-digits="1" number:grouping="true"/>
      <number:text> </number:text>
    </number:number-style>
    <number:number-style style:name="N212P2" style:volatile="true">
      <number:text> ￥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 -</number:text>
      <number:number number:decimal-places="2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$</number:text>
      <number:number number:decimal-places="0" number:min-integer-digits="1" number:grouping="true"/>
      <number:text> </number:text>
    </number:number-style>
    <number:number-style style:name="N216">
      <number:text>(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$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$</number:text>
      <number:number number:decimal-places="2" number:min-integer-digits="1" number:grouping="true"/>
      <number:text> </number:text>
    </number:number-style>
    <number:number-style style:name="N219">
      <number:text>($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 $</number:text>
      <number:number number:decimal-places="0" number:min-integer-digits="1" number:grouping="true"/>
      <number:text> </number:text>
    </number:number-style>
    <number:number-style style:name="N222P1" style:volatile="true">
      <number:text> $(</number:text>
      <number:number number:decimal-places="0" number:min-integer-digits="1" number:grouping="true"/>
      <number:text>)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(</number:text>
      <number:number number:decimal-places="0" number:min-integer-digits="1" number:grouping="true"/>
      <number:text>)</number:text>
    </number:number-style>
    <number:number-style style:name="N224P2" style:volatile="true">
      <number:text> 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 $</number:text>
      <number:number number:decimal-places="2" number:min-integer-digits="1" number:grouping="true"/>
      <number:text> </number:text>
    </number:number-style>
    <number:number-style style:name="N226P1" style:volatile="true">
      <number:text> $(</number:text>
      <number:number number:decimal-places="2" number:min-integer-digits="1" number:grouping="true"/>
      <number:text>)</number:text>
    </number:number-style>
    <number:number-style style:name="N226P2" style:volatile="true">
      <number:text> $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 (</number:text>
      <number:number number:decimal-places="2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Yes</number:text>
    </number:number-style>
    <number:number-style style:name="N230P1" style:volatile="true">
      <number:text>Yes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True</number:text>
    </number:number-style>
    <number:number-style style:name="N232P1" style:volatile="true">
      <number:text>True</number:text>
    </number:number-style>
    <number:number-style style:name="N232">
      <number:text>False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On</number:text>
    </number:number-style>
    <number:number-style style:name="N234P1" style:volatile="true">
      <number:text>On</number:text>
    </number:number-style>
    <number:number-style style:name="N234">
      <number:text>Off</number:text>
      <style:map style:condition="value()&gt;0" style:apply-style-name="N234P0"/>
      <style:map style:condition="value()&lt;0" style:apply-style-name="N234P1"/>
    </number:number-style>
    <number:currency-style style:name="N23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6P0"/>
    </number:currency-style>
    <number:number-style style:name="N238P0" style:volatile="true">
      <number:number number:decimal-places="0" number:min-integer-digits="1" number:grouping="true"/>
      <number:text> $ </number:text>
    </number:number-style>
    <number:number-style style:name="N238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238P0"/>
    </number:number-style>
    <number:number-style style:name="N239P0" style:volatile="true">
      <number:number number:decimal-places="0" number:min-integer-digits="1" number:grouping="true"/>
      <number:text> $ </number:text>
    </number:number-style>
    <number:number-style style:name="N239">
      <number:number number:decimal-places="0" number:min-integer-digits="1" number:grouping="true"/>
      <number:text> $-</number:text>
      <style:map style:condition="value()&gt;=0" style:apply-style-name="N239P0"/>
    </number:number-style>
    <number:number-style style:name="N240P0" style:volatile="true">
      <number:number number:decimal-places="0" number:min-integer-digits="1" number:grouping="true"/>
      <number:text> $ </number:text>
    </number:number-style>
    <number:number-style style:name="N240">
      <style:text-properties fo:color="#ff0000"/>
      <number:number number:decimal-places="0" number:min-integer-digits="1" number:grouping="true"/>
      <number:text> $-</number:text>
      <style:map style:condition="value()&gt;=0" style:apply-style-name="N240P0"/>
    </number:number-style>
    <number:number-style style:name="N242P0" style:volatile="true">
      <number:number number:decimal-places="2" number:min-integer-digits="1" number:grouping="true"/>
      <number:text> $ </number:text>
    </number:number-style>
    <number:number-style style:name="N242">
      <number:number number:decimal-places="2" number:min-integer-digits="1" number:grouping="true"/>
      <number:text> $-</number:text>
      <style:map style:condition="value()&gt;=0" style:apply-style-name="N242P0"/>
    </number:number-style>
    <number:number-style style:name="N243P0" style:volatile="true">
      <number:number number:decimal-places="2" number:min-integer-digits="1" number:grouping="true"/>
      <number:text> $ </number:text>
    </number:number-style>
    <number:number-style style:name="N243">
      <style:text-properties fo:color="#ff0000"/>
      <number:number number:decimal-places="2" number:min-integer-digits="1" number:grouping="true"/>
      <number:text> $-</number:text>
      <style:map style:condition="value()&gt;=0" style:apply-style-name="N243P0"/>
    </number:number-style>
    <number:number-style style:name="N246P0" style:volatile="true">
      <number:number number:decimal-places="0" number:min-integer-digits="1" number:grouping="true"/>
      <number:text> $ </number:text>
    </number:number-style>
    <number:number-style style:name="N246P1" style:volatile="true">
      <number:number number:decimal-places="0" number:min-integer-digits="1" number:grouping="true"/>
      <number:text> $-</number:text>
    </number:number-style>
    <number:number-style style:name="N246P2" style:volatile="true">
      <number:text> - $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   </number:text>
    </number:number-style>
    <number:number-style style:name="N248P1" style:volatile="true">
      <number:number number:decimal-places="0" number:min-integer-digits="1" number:grouping="true"/>
      <number:text>   -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1P0" style:volatile="true">
      <number:number number:decimal-places="2" number:min-integer-digits="1" number:grouping="true"/>
      <number:text> $ </number:text>
    </number:number-style>
    <number:number-style style:name="N251P1" style:volatile="true">
      <number:number number:decimal-places="2" number:min-integer-digits="1" number:grouping="true"/>
      <number:text> $-</number:text>
    </number:number-style>
    <number:number-style style:name="N251P2" style:volatile="true">
      <number:text> -</number:text>
      <number:number number:decimal-places="0" number:min-integer-digits="0"/>
      <number:text> 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number number:decimal-places="2" number:min-integer-digits="1" number:grouping="true"/>
      <number:text>    </number:text>
    </number:number-style>
    <number:number-style style:name="N253P1" style:volatile="true">
      <number:number number:decimal-places="2" number:min-integer-digits="1" number:grouping="true"/>
      <number:text>   -</number:text>
    </number:number-style>
    <number:number-style style:name="N253P2" style:volatile="true">
      <number:text> -</number:text>
      <number:number number:decimal-places="0" number:min-integer-digits="0"/>
      <number:text>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Vrai</number:text>
    </number:number-style>
    <number:number-style style:name="N255P1" style:volatile="true">
      <number:text>Vrai</number:text>
    </number:number-style>
    <number:number-style style:name="N255">
      <number:text>Faux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f</number:text>
    </number:number-style>
    <number:number-style style:name="N257P1" style:volatile="true">
      <number:text>Actif</number:text>
    </number:number-style>
    <number:number-style style:name="N257">
      <number:text>Inactif</number:text>
      <style:map style:condition="value()&gt;0" style:apply-style-name="N257P0"/>
      <style:map style:condition="value()&lt;0" style:apply-style-name="N257P1"/>
    </number:number-style>
    <number:time-style style:name="N2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60P0" style:volatile="true">
      <number:text>\</number:text>
      <number:number number:decimal-places="0" number:min-integer-digits="1" number:grouping="true"/>
    </number:number-style>
    <number:number-style style:name="N260">
      <number:text>-\</number:text>
      <number:number number:decimal-places="0" number:min-integer-digits="1" number:grouping="true"/>
      <style:map style:condition="value()&gt;=0" style:apply-style-name="N260P0"/>
    </number:number-style>
    <number:number-style style:name="N261P0" style:volatile="true">
      <number:text>\</number:text>
      <number:number number:decimal-places="0" number:min-integer-digits="1" number:grouping="true"/>
    </number:number-style>
    <number:number-style style:name="N261">
      <style:text-properties fo:color="#ff0000"/>
      <number:text>-\</number:text>
      <number:number number:decimal-places="0" number:min-integer-digits="1" number:grouping="true"/>
      <style:map style:condition="value()&gt;=0" style:apply-style-name="N261P0"/>
    </number:number-style>
    <number:number-style style:name="N263P0" style:volatile="true">
      <number:text>\</number:text>
      <number:number number:decimal-places="2" number:min-integer-digits="1" number:grouping="true"/>
    </number:number-style>
    <number:number-style style:name="N263">
      <number:text>-\</number:text>
      <number:number number:decimal-places="2" number:min-integer-digits="1" number:grouping="true"/>
      <style:map style:condition="value()&gt;=0" style:apply-style-name="N263P0"/>
    </number:number-style>
    <number:number-style style:name="N264P0" style:volatile="true">
      <number:text>\</number:text>
      <number:number number:decimal-places="2" number:min-integer-digits="1" number:grouping="true"/>
    </number:number-style>
    <number:number-style style:name="N264">
      <style:text-properties fo:color="#ff0000"/>
      <number:text>-\</number:text>
      <number:number number:decimal-places="2" number:min-integer-digits="1" number:grouping="true"/>
      <style:map style:condition="value()&gt;=0" style:apply-style-name="N264P0"/>
    </number:number-style>
    <number:number-style style:name="N265P0" style:volatile="true">
      <number:number number:decimal-places="0" number:min-integer-digits="1" number:grouping="true"/>
    </number:number-style>
    <number:number-style style:name="N265">
      <number:text>-</number:text>
      <number:number number:decimal-places="0" number:min-integer-digits="1" number:grouping="true"/>
      <style:map style:condition="value()&gt;=0" style:apply-style-name="N265P0"/>
    </number:number-style>
    <number:number-style style:name="N266P0" style:volatile="true">
      <number:number number:decimal-places="0" number:min-integer-digits="1" number:grouping="true"/>
    </number:number-style>
    <number:number-style style:name="N266">
      <style:text-properties fo:color="#ff0000"/>
      <number:text>-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number number:decimal-places="2" number:min-integer-digits="1" number:grouping="true"/>
    </number:number-style>
    <number:number-style style:name="N267">
      <number:text>-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number number:decimal-places="2" number:min-integer-digits="1" number:grouping="true"/>
    </number:number-style>
    <number:number-style style:name="N268">
      <style:text-properties fo:color="#ff0000"/>
      <number:text>-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\</number:text>
      <number:number number:decimal-places="0" number:min-integer-digits="1" number:grouping="true"/>
      <number:text> </number:text>
    </number:number-style>
    <number:number-style style:name="N272P1" style:volatile="true">
      <number:text>-\</number:text>
      <number:number number:decimal-places="0" number:min-integer-digits="1" number:grouping="true"/>
      <number:text> </number:text>
    </number:number-style>
    <number:number-style style:name="N272P2" style:volatile="true">
      <number:text> \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\</number:text>
      <number:number number:decimal-places="2" number:min-integer-digits="1" number:grouping="true"/>
      <number:text> </number:text>
    </number:number-style>
    <number:number-style style:name="N276P1" style:volatile="true">
      <number:text>-\</number:text>
      <number:number number:decimal-places="2" number:min-integer-digits="1" number:grouping="true"/>
      <number:text> </number:text>
    </number:number-style>
    <number:number-style style:name="N276P2" style:volatile="true">
      <number:text> \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month number:style="long"/>
      <number:text>월 </number:text>
      <number:day number:style="long"/>
      <number:text>일</number:text>
    </number:date-style>
    <number:number-style style:name="N278">
      <number:number number:decimal-places="0" number:min-integer-digits="1"/>
      <number:text> </number:text>
    </number:number-style>
    <number:number-style style:name="N279P0" style:volatile="true">
      <number:number number:decimal-places="0" number:min-integer-digits="1"/>
      <number:text> </number:text>
    </number:number-style>
    <number:number-style style:name="N279">
      <style:text-properties fo:color="#ff0000"/>
      <number:text>(</number:text>
      <number:number number:decimal-places="0" number:min-integer-digits="1"/>
      <number:text>)</number:text>
      <style:map style:condition="value()&gt;=0" style:apply-style-name="N279P0"/>
    </number:number-style>
    <number:time-style style:name="N280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81">
      <number:year number:style="long"/>
      <number:text>년 </number:text>
      <number:month/>
      <number:text>월 </number:text>
      <number:day/>
      <number:text>일 </number:text>
      <number:day-of-week number:style="long"/>
    </number:date-style>
    <number:number-style style:name="N282">
      <number:number number:decimal-places="0" number:min-integer-digits="6">
        <number:embedded-text number:position="3">-</number:embedded-text>
      </number:number>
    </number:number-style>
    <number:number-style style:name="N283">
      <number:number number:decimal-places="1" number:min-integer-digits="1"/>
      <number:text> </number:text>
    </number:number-style>
    <number:number-style style:name="N284" number:transliteration-format="일" number:transliteration-language="ko" number:transliteration-country="KR" number:transliteration-style="short">
      <number:number number:min-integer-digits="1"/>
      <number:text/>
    </number:number-style>
    <number:number-style style:name="N285">
      <number:scientific-number number:decimal-places="0" number:min-integer-digits="1" number:min-exponent-digits="2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date-style style:name="N15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5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5149" number:language="ko" number:country="KR">
      <number:day number:style="long"/>
      <number:text>-</number:text>
      <number:month number:textual="true"/>
    </number:date-style>
    <number:date-style style:name="N15150" number:language="ko" number:country="KR">
      <number:month number:textual="true"/>
      <number:text>-</number:text>
      <number:year/>
    </number:date-style>
    <number:time-style style:name="N15151" number:language="ko" number:country="KR">
      <number:hours/>
      <number:text>:</number:text>
      <number:minutes number:style="long"/>
      <number:text> </number:text>
      <number:am-pm/>
    </number:time-style>
    <number:time-style style:name="N15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53" number:language="ko" number:country="KR">
      <number:hours/>
      <number:text>:</number:text>
      <number:minutes number:style="long"/>
    </number:time-style>
    <number:time-style style:name="N15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5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156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5157" number:language="ko" number:country="KR">
      <number:month number:style="long"/>
      <number:text>-</number:text>
      <number:day number:style="long"/>
    </number:date-style>
    <number:date-style style:name="N15158" number:language="ko" number:country="KR">
      <number:month number:style="long"/>
      <number:text>-</number:text>
      <number:day number:style="long"/>
      <number:text>-</number:text>
      <number:year/>
    </number:date-style>
    <number:date-style style:name="N15159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5160" number:language="ko" number:country="KR">
      <number:hours/>
      <number:text>시 </number:text>
      <number:minutes number:style="long"/>
      <number:text>분</number:text>
    </number:time-style>
    <number:time-style style:name="N15161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5162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able-cell-properties style:rotation-align="none" style:vertical-align="middle"/>
      <style:text-properties style:font-name="돋움" fo:font-size="11pt" style:font-name-asian="돋움" style:font-size-asian="11pt" style:font-name-complex="Arial2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fo:font-size="10pt" style:font-size-asian="10pt" style:font-size-complex="10pt"/>
    </style:style>
    <style:style style:name="Lien_20_hypertexte" style:display-name="Lien hypertexte" style:family="table-cell" style:parent-style-name="Default"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  <style:style style:name="Normal_5f_" style:display-name="Normal_" style:family="table-cell" style:parent-style-name="Default">
      <style:table-cell-properties style:vertical-align="bottom"/>
    </style:style>
    <style:style style:name="標準_5f_Sheet1" style:display-name="標準_Sheet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" style:display-name="標準_Sheet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" style:display-name="標準_Sheet1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" style:display-name="標準_Sheet1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4" style:display-name="標準_Sheet1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5" style:display-name="標準_Sheet1 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6" style:display-name="標準_Sheet1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7" style:display-name="標準_Sheet1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8" style:display-name="標準_Sheet1 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9" style:display-name="標準_Sheet1 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0" style:display-name="標準_Sheet1 1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1" style:display-name="標準_Sheet1 1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2" style:display-name="標準_Sheet1 1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3" style:display-name="標準_Sheet1 1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4" style:display-name="標準_Sheet1 1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5" style:display-name="標準_Sheet1 1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6" style:display-name="標準_Sheet1 1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7" style:display-name="標準_Sheet1 1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8" style:display-name="標準_Sheet1 1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19" style:display-name="標準_Sheet1 1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0" style:display-name="標準_Sheet1 2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1" style:display-name="標準_Sheet1 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2" style:display-name="標準_Sheet1 2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3" style:display-name="標準_Sheet1 2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4" style:display-name="標準_Sheet1 2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5" style:display-name="標準_Sheet1 2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6" style:display-name="標準_Sheet1 2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7" style:display-name="標準_Sheet1 2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8" style:display-name="標準_Sheet1 2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29" style:display-name="標準_Sheet1 2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0" style:display-name="標準_Sheet1 3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1" style:display-name="標準_Sheet1 3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2" style:display-name="標準_Sheet1 3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標準_5f_Sheet1_20_33" style:display-name="標準_Sheet1 3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" style:display-name="Default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" style:display-name="Normal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" style:display-name="Default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" style:display-name="Normal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" style:display-name="Default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" style:display-name="Normal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4" style:display-name="Default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4" style:display-name="Normal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5" style:display-name="Default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5" style:display-name="Normal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6" style:display-name="Default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6" style:display-name="Normal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7" style:display-name="Default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7" style:display-name="Normal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8" style:display-name="Default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8" style:display-name="Normal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9" style:display-name="Default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9" style:display-name="Normal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0" style:display-name="Default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0" style:display-name="Normal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1" style:display-name="Default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1" style:display-name="Normal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2" style:display-name="Default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2" style:display-name="Normal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3" style:display-name="Default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3" style:display-name="Normal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4" style:display-name="Default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4" style:display-name="Normal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5" style:display-name="Default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5" style:display-name="Normal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6" style:display-name="Default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6" style:display-name="Normal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7" style:display-name="Default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7" style:display-name="Normal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8" style:display-name="Default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8" style:display-name="Normal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19" style:display-name="Default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19" style:display-name="Normal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0" style:display-name="Default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0" style:display-name="Normal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1" style:display-name="Default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1" style:display-name="Normal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2" style:display-name="Default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2" style:display-name="Normal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3" style:display-name="Default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3" style:display-name="Normal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4" style:display-name="Default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4" style:display-name="Normal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5" style:display-name="Default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5" style:display-name="Normal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6" style:display-name="Default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6" style:display-name="Normal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7" style:display-name="Default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7" style:display-name="Normal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8" style:display-name="Default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8" style:display-name="Normal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29" style:display-name="Default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29" style:display-name="Normal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0" style:display-name="Default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0" style:display-name="Normal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Default_20_31" style:display-name="Default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Normal_5f__20_31" style:display-name="Normal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Lien_20_hypertexte_20_1" style:display-name="Lien hypertexte 1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" style:display-name="Lien hypertexte 7" style:family="table-cell" style:parent-style-name="Default"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Default_20_32" style:display-name="Default 32" style:family="table-cell" style:parent-style-name="Default"/>
    <style:style style:name="Default_20_1_20_1" style:display-name="Default 1 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2" style:display-name="Normal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" style:display-name="Normal_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3" style:display-name="Default 33" style:family="table-cell" style:parent-style-name="Default"/>
    <style:style style:name="Default_20_1_20_2" style:display-name="Default 1 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3" style:display-name="Normal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" style:display-name="Normal_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4" style:display-name="Default 34" style:family="table-cell" style:parent-style-name="Default"/>
    <style:style style:name="Default_20_1_20_3" style:display-name="Default 1 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4" style:display-name="Normal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" style:display-name="Normal_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5" style:display-name="Default 35" style:family="table-cell" style:parent-style-name="Default"/>
    <style:style style:name="Default_20_1_20_4" style:display-name="Default 1 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5" style:display-name="Normal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" style:display-name="Normal_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6" style:display-name="Default 36" style:family="table-cell" style:parent-style-name="Default"/>
    <style:style style:name="Default_20_1_20_5" style:display-name="Default 1 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6" style:display-name="Normal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4" style:display-name="Normal_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7" style:display-name="Default 37" style:family="table-cell" style:parent-style-name="Default"/>
    <style:style style:name="Default_20_1_20_6" style:display-name="Default 1 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7" style:display-name="Normal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5" style:display-name="Normal_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8" style:display-name="Default 38" style:family="table-cell" style:parent-style-name="Default"/>
    <style:style style:name="Default_20_1_20_7" style:display-name="Default 1 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8" style:display-name="Normal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6" style:display-name="Normal_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39" style:display-name="Default 39" style:family="table-cell" style:parent-style-name="Default"/>
    <style:style style:name="Default_20_1_20_8" style:display-name="Default 1 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39" style:display-name="Normal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7" style:display-name="Normal_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0" style:display-name="Default 40" style:family="table-cell" style:parent-style-name="Default"/>
    <style:style style:name="Default_20_1_20_9" style:display-name="Default 1 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0" style:display-name="Normal_ 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8" style:display-name="Normal_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1" style:display-name="Default 41" style:family="table-cell" style:parent-style-name="Default"/>
    <style:style style:name="Default_20_1_20_10" style:display-name="Default 1 1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1" style:display-name="Normal_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9" style:display-name="Normal_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2" style:display-name="Default 42" style:family="table-cell" style:parent-style-name="Default"/>
    <style:style style:name="Default_20_1_20_11" style:display-name="Default 1 1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2" style:display-name="Normal_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0" style:display-name="Normal_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3" style:display-name="Default 43" style:family="table-cell" style:parent-style-name="Default"/>
    <style:style style:name="Default_20_1_20_12" style:display-name="Default 1 1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3" style:display-name="Normal_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1" style:display-name="Normal_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4" style:display-name="Default 44" style:family="table-cell" style:parent-style-name="Default"/>
    <style:style style:name="Default_20_1_20_13" style:display-name="Default 1 1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4" style:display-name="Normal_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2" style:display-name="Normal_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5" style:display-name="Default 45" style:family="table-cell" style:parent-style-name="Default"/>
    <style:style style:name="Default_20_1_20_14" style:display-name="Default 1 1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name-asian="Arial12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5" style:display-name="Normal_ 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3" style:display-name="Normal_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name-asian="Arial111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6" style:display-name="Default 46" style:family="table-cell" style:parent-style-name="Default"/>
    <style:style style:name="Default_20_1_20_15" style:display-name="Default 1 1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6" style:display-name="Normal_ 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4" style:display-name="Normal_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7" style:display-name="Default 47" style:family="table-cell" style:parent-style-name="Default"/>
    <style:style style:name="Default_20_1_20_16" style:display-name="Default 1 1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7" style:display-name="Normal_ 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5" style:display-name="Normal_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8" style:display-name="Default 48" style:family="table-cell" style:parent-style-name="Default"/>
    <style:style style:name="Default_20_1_20_17" style:display-name="Default 1 1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8" style:display-name="Normal_ 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6" style:display-name="Normal_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49" style:display-name="Default 49" style:family="table-cell" style:parent-style-name="Default"/>
    <style:style style:name="Default_20_1_20_18" style:display-name="Default 1 1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49" style:display-name="Normal_ 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7" style:display-name="Normal_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0" style:display-name="Default 50" style:family="table-cell" style:parent-style-name="Default"/>
    <style:style style:name="Default_20_1_20_19" style:display-name="Default 1 1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0" style:display-name="Normal_ 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8" style:display-name="Normal___ 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1" style:display-name="Default 51" style:family="table-cell" style:parent-style-name="Default"/>
    <style:style style:name="Default_20_1_20_20" style:display-name="Default 1 2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1" style:display-name="Normal_ 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19" style:display-name="Normal___ 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2" style:display-name="Default 52" style:family="table-cell" style:parent-style-name="Default"/>
    <style:style style:name="Default_20_1_20_21" style:display-name="Default 1 2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2" style:display-name="Normal_ 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0" style:display-name="Normal___ 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3" style:display-name="Default 53" style:family="table-cell" style:parent-style-name="Default"/>
    <style:style style:name="Default_20_1_20_22" style:display-name="Default 1 2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3" style:display-name="Normal_ 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1" style:display-name="Normal___ 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4" style:display-name="Default 54" style:family="table-cell" style:parent-style-name="Default"/>
    <style:style style:name="Default_20_1_20_23" style:display-name="Default 1 2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4" style:display-name="Normal_ 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" style:display-name="Normal_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2" style:display-name="Normal___ 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5" style:display-name="Default 55" style:family="table-cell" style:parent-style-name="Default"/>
    <style:style style:name="Default_20_1_20_24" style:display-name="Default 1 2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5" style:display-name="Normal_ 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" style:display-name="Normal__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3" style:display-name="Normal___ 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6" style:display-name="Default 56" style:family="table-cell" style:parent-style-name="Default"/>
    <style:style style:name="Default_20_1_20_25" style:display-name="Default 1 2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6" style:display-name="Normal_ 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2" style:display-name="Normal__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4" style:display-name="Normal___ 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7" style:display-name="Default 57" style:family="table-cell" style:parent-style-name="Default"/>
    <style:style style:name="Default_20_1_20_26" style:display-name="Default 1 2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7" style:display-name="Normal_ 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3" style:display-name="Normal__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5" style:display-name="Normal___ 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8" style:display-name="Default 58" style:family="table-cell" style:parent-style-name="Default"/>
    <style:style style:name="Default_20_1_20_27" style:display-name="Default 1 2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8" style:display-name="Normal_ 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4" style:display-name="Normal__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6" style:display-name="Normal___ 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59" style:display-name="Default 59" style:family="table-cell" style:parent-style-name="Default"/>
    <style:style style:name="Default_20_1_20_28" style:display-name="Default 1 2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59" style:display-name="Normal_ 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5" style:display-name="Normal__ 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7" style:display-name="Normal___ 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0" style:display-name="Default 60" style:family="table-cell" style:parent-style-name="Default"/>
    <style:style style:name="Default_20_1_20_29" style:display-name="Default 1 2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0" style:display-name="Normal_ 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6" style:display-name="Normal__ 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8" style:display-name="Normal___ 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1" style:display-name="Default 61" style:family="table-cell" style:parent-style-name="Default"/>
    <style:style style:name="Default_20_1_20_30" style:display-name="Default 1 3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1" style:display-name="Normal_ 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7" style:display-name="Normal__ 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29" style:display-name="Normal___ 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2" style:display-name="Default 62" style:family="table-cell" style:parent-style-name="Default"/>
    <style:style style:name="Default_20_1_20_31" style:display-name="Default 1 31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2" style:display-name="Normal_ 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8" style:display-name="Normal__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0" style:display-name="Normal___ 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3" style:display-name="Default 63" style:family="table-cell" style:parent-style-name="Default"/>
    <style:style style:name="Default_20_1_20_32" style:display-name="Default 1 32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3" style:display-name="Normal_ 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9" style:display-name="Normal__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1" style:display-name="Normal___ 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4" style:display-name="Default 64" style:family="table-cell" style:parent-style-name="Default"/>
    <style:style style:name="Default_20_1_20_33" style:display-name="Default 1 33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4" style:display-name="Normal_ 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0" style:display-name="Normal__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2" style:display-name="Normal___ 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5" style:display-name="Default 65" style:family="table-cell" style:parent-style-name="Default"/>
    <style:style style:name="Default_20_1_20_34" style:display-name="Default 1 34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5" style:display-name="Normal_ 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1" style:display-name="Normal__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3" style:display-name="Normal___ 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6" style:display-name="Default 66" style:family="table-cell" style:parent-style-name="Default"/>
    <style:style style:name="Default_20_1_20_35" style:display-name="Default 1 35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6" style:display-name="Normal_ 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2" style:display-name="Normal__ 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4" style:display-name="Normal___ 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7" style:display-name="Default 67" style:family="table-cell" style:parent-style-name="Default"/>
    <style:style style:name="Default_20_1_20_36" style:display-name="Default 1 36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7" style:display-name="Normal_ 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3" style:display-name="Normal__ 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5" style:display-name="Normal___ 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8" style:display-name="Default 68" style:family="table-cell" style:parent-style-name="Default"/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8" style:display-name="Normal_ 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4" style:display-name="Normal__ 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6" style:display-name="Normal___ 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69" style:display-name="Default 69" style:family="table-cell" style:parent-style-name="Default"/>
    <style:style style:name="Default_20_1_20_38" style:display-name="Default 1 38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69" style:display-name="Normal_ 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5" style:display-name="Normal__ 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7" style:display-name="Normal___ 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0" style:display-name="Default 70" style:family="table-cell" style:parent-style-name="Default"/>
    <style:style style:name="Default_20_1_20_39" style:display-name="Default 1 39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0" style:display-name="Normal_ 7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6" style:display-name="Normal__ 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8" style:display-name="Normal___ 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Default_20_71" style:display-name="Default 71" style:family="table-cell" style:parent-style-name="Default"/>
    <style:style style:name="Default_20_1_20_40" style:display-name="Default 1 40" style:family="table-cell" style:parent-style-name="Default">
      <style:text-properties style:use-window-font-color="true" style:text-outline="false" style:text-line-through-style="none" style:font-name="Arial12" fo:font-size="10pt" fo:font-style="normal" fo:text-shadow="none" style:text-underline-style="none" fo:font-weight="normal" style:font-size-asian="10pt" style:font-style-asian="normal" style:font-weight-asian="normal" style:font-name-complex="Arial12" style:font-size-complex="10pt" style:font-style-complex="normal" style:font-weight-complex="normal"/>
    </style:style>
    <style:style style:name="Normal_5f__20_71" style:display-name="Normal_ 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20_17" style:display-name="Normal__ 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Normal_5f__5f__5f__20_39" style:display-name="Normal___ 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11" fo:font-size="10pt" fo:font-style="normal" fo:text-shadow="none" style:text-underline-style="none" fo:font-weight="normal" style:font-size-asian="10pt" style:font-style-asian="normal" style:font-weight-asian="normal" style:font-name-complex="Arial111" style:font-size-complex="10pt" style:font-style-complex="normal" style:font-weight-complex="normal"/>
    </style:style>
    <style:style style:name="標準_5f_Sheet1_20_34" style:display-name="標準_Sheet1 3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1" style:display-name="Default 1 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1" style:display-name="Default 1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1" style:display-name="Default 1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1" style:display-name="Default 1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1" style:display-name="Default 1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1" style:display-name="Default 1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1" style:display-name="Default 1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1" style:display-name="Default 1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1" style:display-name="Default 1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1" style:display-name="Default 1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1" style:display-name="Default 1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1" style:display-name="Default 1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1" style:display-name="Default 1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1" style:display-name="Default 1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1" style:display-name="Default 1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1" style:display-name="Default 1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1" style:display-name="Default 1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1" style:display-name="Default 1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1" style:display-name="Default 1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1" style:display-name="Default 1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1" style:display-name="Default 1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1" style:display-name="Default 1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1" style:display-name="Default 1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1" style:display-name="Default 1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1" style:display-name="Default 1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1" style:display-name="Default 1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1" style:display-name="Default 1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1" style:display-name="Default 1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1" style:display-name="Default 1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1" style:display-name="Default 1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1" style:display-name="Default 1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1" style:display-name="Default 1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1" style:display-name="Default 1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1" style:display-name="Default 1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1" style:display-name="Default 1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1" style:display-name="Default 1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1" style:display-name="Default 1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1" style:display-name="Default 1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1" style:display-name="Default 1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1" style:display-name="Default 1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1" style:display-name="Default 1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1" style:display-name="Default 1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1" style:display-name="Default 1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1" style:display-name="Default 1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1" style:display-name="Default 1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1" style:display-name="Default 1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1" style:display-name="Default 1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1" style:display-name="Default 1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1" style:display-name="Default 1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1" style:display-name="Default 1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1" style:display-name="Default 1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1" style:display-name="Default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1" style:display-name="Default 2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1" style:display-name="Default 2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1" style:display-name="Default 2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1" style:display-name="Default 2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1" style:display-name="Default 2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1" style:display-name="Default 2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1" style:display-name="Default 2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1" style:display-name="Default 2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1" style:display-name="Default 2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1" style:display-name="Default 2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1" style:display-name="Default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1" style:display-name="Default 3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1" style:display-name="Default 3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1" style:display-name="Default 3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1" style:display-name="Default 3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1" style:display-name="Default 3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1" style:display-name="Default 3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1" style:display-name="Default 3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1" style:display-name="Default 3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1" style:display-name="Default 3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1" style:display-name="Default 3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1" style:display-name="Default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1" style:display-name="Default 4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1" style:display-name="Default 4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1" style:display-name="Default 4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1" style:display-name="Default 4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1" style:display-name="Default 4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1" style:display-name="Default 4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1" style:display-name="Default 4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1" style:display-name="Default 4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1" style:display-name="Default 4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1" style:display-name="Default 4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1" style:display-name="Default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1" style:display-name="Default 5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1" style:display-name="Default 5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1" style:display-name="Default 5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1" style:display-name="Default 5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1" style:display-name="Default 5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1" style:display-name="Default 5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1" style:display-name="Default 5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1" style:display-name="Default 5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1" style:display-name="Default 5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1" style:display-name="Default 5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1" style:display-name="Default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1" style:display-name="Default 6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1" style:display-name="Default 6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1" style:display-name="Default 6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1" style:display-name="Default 6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1" style:display-name="Default 6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1" style:display-name="Default 6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1" style:display-name="Default 6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1" style:display-name="Default 6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1" style:display-name="Default 6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1" style:display-name="Default 6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1" style:display-name="Default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1" style:display-name="Default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1" style:display-name="Default 7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1" style:display-name="Default 8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1" style:display-name="Default 9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8" style:display-name="Lien hypertexte 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1" style:display-name="Lien hypertexte 1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1" style:display-name="Lien hypertexte 2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1" style:display-name="Lien hypertexte 3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1" style:display-name="Lien hypertexte 4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1" style:display-name="Lien hypertexte 5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1" style:display-name="Lien hypertexte 6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1" style:display-name="Lien hypertexte 7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1" style:display-name="Normal 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2" style:display-name="Normal_ 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1" style:display-name="Normal_ 70 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5" style:display-name="標準_Sheet1 3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2" style:display-name="Default 1 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2" style:display-name="Default 1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2" style:display-name="Default 1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2" style:display-name="Default 1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2" style:display-name="Default 1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2" style:display-name="Default 1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2" style:display-name="Default 1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2" style:display-name="Default 1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2" style:display-name="Default 1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2" style:display-name="Default 1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2" style:display-name="Default 1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2" style:display-name="Default 1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2" style:display-name="Default 1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2" style:display-name="Default 1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2" style:display-name="Default 1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2" style:display-name="Default 1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2" style:display-name="Default 1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2" style:display-name="Default 1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2" style:display-name="Default 1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2" style:display-name="Default 1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2" style:display-name="Default 1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2" style:display-name="Default 1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2" style:display-name="Default 1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2" style:display-name="Default 1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2" style:display-name="Default 1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2" style:display-name="Default 1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2" style:display-name="Default 1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2" style:display-name="Default 1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2" style:display-name="Default 1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2" style:display-name="Default 1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2" style:display-name="Default 1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2" style:display-name="Default 1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2" style:display-name="Default 1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2" style:display-name="Default 1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2" style:display-name="Default 1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2" style:display-name="Default 1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2" style:display-name="Default 1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2" style:display-name="Default 1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2" style:display-name="Default 1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2" style:display-name="Default 1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2" style:display-name="Default 1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2" style:display-name="Default 1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2" style:display-name="Default 1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2" style:display-name="Default 1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2" style:display-name="Default 1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2" style:display-name="Default 1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2" style:display-name="Default 1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2" style:display-name="Default 1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2" style:display-name="Default 1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2" style:display-name="Default 1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2" style:display-name="Default 1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2" style:display-name="Default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2" style:display-name="Default 2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2" style:display-name="Default 2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2" style:display-name="Default 2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2" style:display-name="Default 2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2" style:display-name="Default 2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2" style:display-name="Default 2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2" style:display-name="Default 2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2" style:display-name="Default 2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2" style:display-name="Default 2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2" style:display-name="Default 2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2" style:display-name="Default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2" style:display-name="Default 3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2" style:display-name="Default 3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2" style:display-name="Default 3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2" style:display-name="Default 3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2" style:display-name="Default 3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2" style:display-name="Default 3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2" style:display-name="Default 3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2" style:display-name="Default 3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2" style:display-name="Default 3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2" style:display-name="Default 3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2" style:display-name="Default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2" style:display-name="Default 4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2" style:display-name="Default 4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2" style:display-name="Default 4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2" style:display-name="Default 4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2" style:display-name="Default 4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2" style:display-name="Default 4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2" style:display-name="Default 4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2" style:display-name="Default 4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2" style:display-name="Default 4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2" style:display-name="Default 4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2" style:display-name="Default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2" style:display-name="Default 5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2" style:display-name="Default 5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2" style:display-name="Default 5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2" style:display-name="Default 5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2" style:display-name="Default 5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2" style:display-name="Default 5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2" style:display-name="Default 5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2" style:display-name="Default 5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2" style:display-name="Default 5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2" style:display-name="Default 5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2" style:display-name="Default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2" style:display-name="Default 6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2" style:display-name="Default 6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2" style:display-name="Default 6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2" style:display-name="Default 6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2" style:display-name="Default 6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2" style:display-name="Default 6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2" style:display-name="Default 6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2" style:display-name="Default 6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2" style:display-name="Default 6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2" style:display-name="Default 6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2" style:display-name="Default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2" style:display-name="Default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2" style:display-name="Default 7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2" style:display-name="Default 8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2" style:display-name="Default 9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9" style:display-name="Lien hypertexte 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2" style:display-name="Lien hypertexte 1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2" style:display-name="Lien hypertexte 2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2" style:display-name="Lien hypertexte 4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2" style:display-name="Lien hypertexte 5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2" style:display-name="Lien hypertexte 6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2" style:display-name="Lien hypertexte 7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3" style:display-name="Normal_ 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2" style:display-name="Normal_ 70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6" style:display-name="標準_Sheet1 3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3" style:display-name="Default 1 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3" style:display-name="Default 1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3" style:display-name="Default 1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3" style:display-name="Default 1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3" style:display-name="Default 1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3" style:display-name="Default 1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3" style:display-name="Default 1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3" style:display-name="Default 1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3" style:display-name="Default 1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3" style:display-name="Default 1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3" style:display-name="Default 1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3" style:display-name="Default 1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3" style:display-name="Default 1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3" style:display-name="Default 1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3" style:display-name="Default 1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3" style:display-name="Default 1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3" style:display-name="Default 1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3" style:display-name="Default 1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3" style:display-name="Default 1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3" style:display-name="Default 1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3" style:display-name="Default 1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3" style:display-name="Default 1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3" style:display-name="Default 1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3" style:display-name="Default 1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3" style:display-name="Default 1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3" style:display-name="Default 1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3" style:display-name="Default 1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3" style:display-name="Default 1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3" style:display-name="Default 1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3" style:display-name="Default 1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3" style:display-name="Default 1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3" style:display-name="Default 1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3" style:display-name="Default 1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3" style:display-name="Default 1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3" style:display-name="Default 1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3" style:display-name="Default 1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3" style:display-name="Default 1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3" style:display-name="Default 1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3" style:display-name="Default 1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3" style:display-name="Default 1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3" style:display-name="Default 1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3" style:display-name="Default 1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3" style:display-name="Default 1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3" style:display-name="Default 1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3" style:display-name="Default 1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3" style:display-name="Default 1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3" style:display-name="Default 1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3" style:display-name="Default 1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3" style:display-name="Default 1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3" style:display-name="Default 1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3" style:display-name="Default 1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3" style:display-name="Default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3" style:display-name="Default 2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3" style:display-name="Default 2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3" style:display-name="Default 2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3" style:display-name="Default 2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3" style:display-name="Default 2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3" style:display-name="Default 2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3" style:display-name="Default 2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3" style:display-name="Default 2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3" style:display-name="Default 2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3" style:display-name="Default 2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3" style:display-name="Default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3" style:display-name="Default 3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3" style:display-name="Default 3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3" style:display-name="Default 3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3" style:display-name="Default 3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3" style:display-name="Default 3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3" style:display-name="Default 3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3" style:display-name="Default 3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3" style:display-name="Default 3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3" style:display-name="Default 3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3" style:display-name="Default 3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3" style:display-name="Default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3" style:display-name="Default 4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3" style:display-name="Default 4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3" style:display-name="Default 4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3" style:display-name="Default 4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3" style:display-name="Default 4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3" style:display-name="Default 4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3" style:display-name="Default 4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3" style:display-name="Default 4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3" style:display-name="Default 4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3" style:display-name="Default 4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3" style:display-name="Default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3" style:display-name="Default 5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3" style:display-name="Default 5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3" style:display-name="Default 5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3" style:display-name="Default 5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3" style:display-name="Default 5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3" style:display-name="Default 5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3" style:display-name="Default 5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3" style:display-name="Default 5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3" style:display-name="Default 5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3" style:display-name="Default 5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3" style:display-name="Default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3" style:display-name="Default 6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3" style:display-name="Default 6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3" style:display-name="Default 6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3" style:display-name="Default 6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3" style:display-name="Default 6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3" style:display-name="Default 6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3" style:display-name="Default 6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3" style:display-name="Default 6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3" style:display-name="Default 6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3" style:display-name="Default 6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3" style:display-name="Default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3" style:display-name="Default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3" style:display-name="Default 7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3" style:display-name="Default 8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3" style:display-name="Default 9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0" style:display-name="Lien hypertexte 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3" style:display-name="Lien hypertexte 1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3" style:display-name="Lien hypertexte 2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3" style:display-name="Lien hypertexte 3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3" style:display-name="Lien hypertexte 4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3" style:display-name="Lien hypertexte 5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3" style:display-name="Lien hypertexte 6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3" style:display-name="Lien hypertexte 7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4" style:display-name="Normal_ 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3" style:display-name="Normal_ 70 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標準_5f_Sheet1_20_37" style:display-name="標準_Sheet1 3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44" style:display-name="Default 1 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_20_1_20_4" style:display-name="Default 1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0_20_4" style:display-name="Default 1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1_20_4" style:display-name="Default 1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2_20_4" style:display-name="Default 1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3_20_4" style:display-name="Default 1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4_20_4" style:display-name="Default 1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5_20_4" style:display-name="Default 1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6_20_4" style:display-name="Default 1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7_20_4" style:display-name="Default 1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8_20_4" style:display-name="Default 1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19_20_4" style:display-name="Default 1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_20_4" style:display-name="Default 1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0_20_4" style:display-name="Default 1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1_20_4" style:display-name="Default 1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2_20_4" style:display-name="Default 1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3_20_4" style:display-name="Default 1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4_20_4" style:display-name="Default 1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5_20_4" style:display-name="Default 1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6_20_4" style:display-name="Default 1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7_20_4" style:display-name="Default 1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8_20_4" style:display-name="Default 1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29_20_4" style:display-name="Default 1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_20_4" style:display-name="Default 1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0_20_4" style:display-name="Default 1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1_20_4" style:display-name="Default 1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2_20_4" style:display-name="Default 1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3_20_4" style:display-name="Default 1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4_20_4" style:display-name="Default 1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5_20_4" style:display-name="Default 1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6_20_4" style:display-name="Default 1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7_20_4" style:display-name="Default 1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8_20_4" style:display-name="Default 1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39_20_4" style:display-name="Default 1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_20_4" style:display-name="Default 1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40_20_4" style:display-name="Default 1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5_20_4" style:display-name="Default 1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6_20_4" style:display-name="Default 1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7_20_4" style:display-name="Default 1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8_20_4" style:display-name="Default 1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_20_9_20_4" style:display-name="Default 1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efault_20_10_20_4" style:display-name="Default 1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1_20_4" style:display-name="Default 1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2_20_4" style:display-name="Default 1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3_20_4" style:display-name="Default 1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4_20_4" style:display-name="Default 1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5_20_4" style:display-name="Default 1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6_20_4" style:display-name="Default 1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7_20_4" style:display-name="Default 1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8_20_4" style:display-name="Default 1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19_20_4" style:display-name="Default 1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_20_4" style:display-name="Default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0_20_4" style:display-name="Default 2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1_20_4" style:display-name="Default 2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2_20_4" style:display-name="Default 2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3_20_4" style:display-name="Default 2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4_20_4" style:display-name="Default 2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5_20_4" style:display-name="Default 2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6_20_4" style:display-name="Default 2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7_20_4" style:display-name="Default 2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8_20_4" style:display-name="Default 2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29_20_4" style:display-name="Default 2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_20_4" style:display-name="Default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0_20_4" style:display-name="Default 3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1_20_4" style:display-name="Default 3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32_20_4" style:display-name="Default 3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3_20_4" style:display-name="Default 3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4_20_4" style:display-name="Default 3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5_20_4" style:display-name="Default 3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6_20_4" style:display-name="Default 3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7_20_4" style:display-name="Default 3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8_20_4" style:display-name="Default 3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39_20_4" style:display-name="Default 3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_20_4" style:display-name="Default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40_20_4" style:display-name="Default 4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1_20_4" style:display-name="Default 4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2_20_4" style:display-name="Default 4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3_20_4" style:display-name="Default 4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4_20_4" style:display-name="Default 4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5_20_4" style:display-name="Default 4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6_20_4" style:display-name="Default 4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7_20_4" style:display-name="Default 4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8_20_4" style:display-name="Default 4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49_20_4" style:display-name="Default 4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_20_4" style:display-name="Default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50_20_4" style:display-name="Default 5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1_20_4" style:display-name="Default 5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2_20_4" style:display-name="Default 5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3_20_4" style:display-name="Default 5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4_20_4" style:display-name="Default 5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5_20_4" style:display-name="Default 5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6_20_4" style:display-name="Default 5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7_20_4" style:display-name="Default 5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8_20_4" style:display-name="Default 5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59_20_4" style:display-name="Default 5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_20_4" style:display-name="Default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60_20_4" style:display-name="Default 6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1_20_4" style:display-name="Default 6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2_20_4" style:display-name="Default 6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3_20_4" style:display-name="Default 6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4_20_4" style:display-name="Default 6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5_20_4" style:display-name="Default 6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6_20_4" style:display-name="Default 6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7_20_4" style:display-name="Default 6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8_20_4" style:display-name="Default 6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69_20_4" style:display-name="Default 6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_20_4" style:display-name="Default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70_20_4" style:display-name="Default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71_20_4" style:display-name="Default 7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Default_20_8_20_4" style:display-name="Default 8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Default_20_9_20_4" style:display-name="Default 9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en_20_hypertexte_20_11" style:display-name="Lien hypertexte 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en_20_hypertexte_20_1_20_4" style:display-name="Lien hypertexte 1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2_20_4" style:display-name="Lien hypertexte 2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3_20_4" style:display-name="Lien hypertexte 3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4_20_4" style:display-name="Lien hypertexte 4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5_20_4" style:display-name="Lien hypertexte 5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6_20_4" style:display-name="Lien hypertexte 6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Lien_20_hypertexte_20_7_20_4" style:display-name="Lien hypertexte 7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Normal_5f__20_75" style:display-name="Normal_ 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Normal_5f__20_70_20_4" style:display-name="Normal_ 70 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pm6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pm7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8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pm9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pm10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8">2009-05-18</text:date>, <text:time>19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gp" style:display-name="PageStyle_igp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nit" style:display-name="PageStyle_in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700" style:display-name="PageStyle_s700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" style:display-name="PageStyle_s700 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2" style:display-name="PageStyle_s700 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3" style:display-name="PageStyle_s700 3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4" style:display-name="PageStyle_s700 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5" style:display-name="PageStyle_s700 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6" style:display-name="PageStyle_s700 6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7" style:display-name="PageStyle_s700 7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8" style:display-name="PageStyle_s700 8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9" style:display-name="PageStyle_s700 9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0" style:display-name="PageStyle_s700 10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1" style:display-name="PageStyle_s700 11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2" style:display-name="PageStyle_s700 1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3" style:display-name="PageStyle_s700 13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4" style:display-name="PageStyle_s700 1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5" style:display-name="PageStyle_s700 1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6" style:display-name="PageStyle_s700 16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7" style:display-name="PageStyle_s700 17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8" style:display-name="PageStyle_s700 18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19" style:display-name="PageStyle_s700 19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700_20_20" style:display-name="PageStyle_s700 2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21" style:display-name="PageStyle_s700 2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22" style:display-name="PageStyle_s700 2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23" style:display-name="PageStyle_s700 2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24" style:display-name="PageStyle_s700 2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25" style:display-name="PageStyle_s700 2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26" style:display-name="PageStyle_s700 26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27" style:display-name="PageStyle_s700 27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28" style:display-name="PageStyle_s700 28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29" style:display-name="PageStyle_s700 29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0" style:display-name="PageStyle_s700 3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1" style:display-name="PageStyle_s700 3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2" style:display-name="PageStyle_s700 3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3" style:display-name="PageStyle_s700 3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4" style:display-name="PageStyle_s700 3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5" style:display-name="PageStyle_s700 3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6" style:display-name="PageStyle_s700 36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7" style:display-name="PageStyle_s700 37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8" style:display-name="PageStyle_s700 38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39" style:display-name="PageStyle_s700 39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40" style:display-name="PageStyle_s700 4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41" style:display-name="PageStyle_s700 4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42" style:display-name="PageStyle_s700 4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43" style:display-name="PageStyle_s700 4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44" style:display-name="PageStyle_s700 4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45" style:display-name="PageStyle_s700 4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700_20_46" style:display-name="PageStyle_s700 46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" style:display-name="PageStyle_Texts String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" style:display-name="PageStyle_Texts Strings 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" style:display-name="PageStyle_Texts Strings 2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" style:display-name="PageStyle_Texts Strings 3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4" style:display-name="PageStyle_Texts Strings 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5" style:display-name="PageStyle_Texts Strings 5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6" style:display-name="PageStyle_Texts Strings 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7" style:display-name="PageStyle_Texts Strings 7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8" style:display-name="PageStyle_Texts Strings 8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9" style:display-name="PageStyle_Texts Strings 9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0" style:display-name="PageStyle_Texts Strings 10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1" style:display-name="PageStyle_Texts Strings 1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2" style:display-name="PageStyle_Texts Strings 12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3" style:display-name="PageStyle_Texts Strings 13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4" style:display-name="PageStyle_Texts Strings 1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5" style:display-name="PageStyle_Texts Strings 15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6" style:display-name="PageStyle_Texts Strings 1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7" style:display-name="PageStyle_Texts Strings 17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8" style:display-name="PageStyle_Texts Strings 18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19" style:display-name="PageStyle_Texts Strings 19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0" style:display-name="PageStyle_Texts Strings 20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1" style:display-name="PageStyle_Texts Strings 2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2" style:display-name="PageStyle_Texts Strings 22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3" style:display-name="PageStyle_Texts Strings 23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4" style:display-name="PageStyle_Texts Strings 2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5" style:display-name="PageStyle_Texts Strings 25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6" style:display-name="PageStyle_Texts Strings 2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7" style:display-name="PageStyle_Texts Strings 27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8" style:display-name="PageStyle_Texts Strings 28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29" style:display-name="PageStyle_Texts Strings 29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0" style:display-name="PageStyle_Texts Strings 30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1" style:display-name="PageStyle_Texts Strings 3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2" style:display-name="PageStyle_Texts Strings 32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exts_20_Strings_20_33" style:display-name="PageStyle_Texts Strings 33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init_20_1" style:display-name="PageStyle_init 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init_20_2" style:display-name="PageStyle_init 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init_20_3" style:display-name="PageStyle_init 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init_20_4" style:display-name="PageStyle_init 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init_20_5" style:display-name="PageStyle_init 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" style:display-name="PageStyle_menu 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2" style:display-name="PageStyle_menu 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3" style:display-name="PageStyle_menu 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4" style:display-name="PageStyle_menu 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5" style:display-name="PageStyle_menu 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6" style:display-name="PageStyle_menu 6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7" style:display-name="PageStyle_menu 7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8" style:display-name="PageStyle_menu 8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9" style:display-name="PageStyle_menu 9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2" style:display-name="PageStyle_menu 1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3" style:display-name="PageStyle_menu 1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4" style:display-name="PageStyle_menu 1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5" style:display-name="PageStyle_menu 1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6" style:display-name="PageStyle_menu 16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7" style:display-name="PageStyle_menu 17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8" style:display-name="PageStyle_menu 18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19" style:display-name="PageStyle_menu 19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20" style:display-name="PageStyle_menu 2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21" style:display-name="PageStyle_menu 2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22" style:display-name="PageStyle_menu 2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23" style:display-name="PageStyle_menu 2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24" style:display-name="PageStyle_menu 2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ingame_20_1" style:display-name="PageStyle_ingame 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ingame_20_2" style:display-name="PageStyle_ingame 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25" style:display-name="PageStyle_menu 25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26" style:display-name="PageStyle_menu 2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27" style:display-name="PageStyle_menu 27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28" style:display-name="PageStyle_menu 28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29" style:display-name="PageStyle_menu 29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0" style:display-name="PageStyle_menu 30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1" style:display-name="PageStyle_menu 3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" style:display-name="PageStyle_global 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2" style:display-name="PageStyle_global 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3" style:display-name="PageStyle_global 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4" style:display-name="PageStyle_global 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5" style:display-name="PageStyle_global 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6" style:display-name="PageStyle_global 6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7" style:display-name="PageStyle_global 7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8" style:display-name="PageStyle_global 8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9" style:display-name="PageStyle_global 9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0" style:display-name="PageStyle_global 1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1" style:display-name="PageStyle_global 1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2" style:display-name="PageStyle_global 12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3" style:display-name="PageStyle_global 13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4" style:display-name="PageStyle_global 14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5" style:display-name="PageStyle_global 1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6" style:display-name="PageStyle_global 16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7" style:display-name="PageStyle_global 17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8" style:display-name="PageStyle_global 18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19" style:display-name="PageStyle_global 19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20" style:display-name="PageStyle_global 20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lobal_20_21" style:display-name="PageStyle_global 2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menu_20_32" style:display-name="PageStyle_menu 32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4" style:display-name="PageStyle_menu 3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5" style:display-name="PageStyle_menu 35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6" style:display-name="PageStyle_menu 3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7" style:display-name="PageStyle_menu 37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8" style:display-name="PageStyle_menu 38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39" style:display-name="PageStyle_menu 39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1" style:display-name="PageStyle_menu 4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2" style:display-name="PageStyle_menu 42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3" style:display-name="PageStyle_menu 43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4" style:display-name="PageStyle_menu 44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5" style:display-name="PageStyle_menu 45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6" style:display-name="PageStyle_menu 4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7" style:display-name="PageStyle_menu 47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8" style:display-name="PageStyle_menu 48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menu_20_49" style:display-name="PageStyle_menu 49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OMMON" style:display-name="PageStyle_COMMO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CLRmenu" style:display-name="PageStyle_CLRmenu" style:page-layout-name="pm7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LRmenu_20_1" style:display-name="PageStyle_CLRmenu 1" style:page-layout-name="pm7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LRmenu_20_2" style:display-name="PageStyle_CLRmenu 2" style:page-layout-name="pm7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LRmenu_20_3" style:display-name="PageStyle_CLRmenu 3" style:page-layout-name="pm8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아이템드랍규칙_5f_장비능력치부여" style:display-name="PageStyle_아이템드랍규칙_장비능력치부여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아이템드랍규칙_5f_장비능력치부여_20_1" style:display-name="PageStyle_아이템드랍규칙_장비능력치부여 1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6-12-14T14:26:19</meta:creation-date>
    <dc:creator>상호 이</dc:creator>
    <dc:date>2009-05-18T19:57:07</dc:date>
    <meta:editing-cycles>238</meta:editing-cycles>
    <meta:editing-duration>P10DT21H54M44S</meta:editing-duration>
    <meta:user-defined meta:name="Info 2"/>
    <meta:user-defined meta:name="Info 3"/>
    <meta:user-defined meta:name="Info 4"/>
    <meta:user-defined meta:name="Version">11.6568</meta:user-defined>
    <meta:document-statistic meta:table-count="2" meta:cell-count="96"/>
  </office:meta>
</office:document-meta>
</file>